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e dangerous
trib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“Carat-sama, stay back and watch. It is too
dangerous here.”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“Not one second into battle, and I have been
designated for assignment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“Eheheh! Put bluntly, you'll only get in our
way!! Eheh! Eheh!!”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“Way to diss your own leading lad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“She's genuinely powerless, so I suppose
they have no choic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“All right, we just gotta push past those
two and hit Carat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“We will not allow you to do that. A part
of our power will go to protecting Carat-sama
with a shield of Magic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“Ohhh〜! Sounds like a job for me! Eheheh!”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“Th-Then... I guess we just have to go after
those two first, huh...”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“They have a solid battle formation. This
battle will not be an easy one...!”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“I don't really get it, but I'm just gonna
leave the thinkin' to Reguma-kun, Okaaay!”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“Good. Stay calm and listen to my
instructions.”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“And we'll be... sure to win!”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“Yeaaaaaaaaaaaaahhhhhhhhhh—————!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egui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 office:value-type="string">
            <text:p>Nun</text:p>
          </table:table-cell>
          <table:table-cell table:style-name="ce0"/>
          <table:table-cell table:style-name="ce0" office:value-type="string">
            <text:p>

Now, perhaps I should start by cleaning the
floor.</text:p>
          </table:table-cell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 office:value-type="string">
            <text:p>

Ummm, mop... mop... where is it...</text:p>
          </table:table-cell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 office:value-type="string">
            <text:p>

Oh? The mop isn't in the usual cleaning
closet.</text:p>
          </table:table-cell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 office:value-type="string">
            <text:p>

Ah, that's right. It was getting so old that
I was planning to replace it.</text:p>
          </table:table-cell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 office:value-type="string">
            <text:p>

I believe I put the new mop away in this
storeroom.</text:p>
          </table:table-cell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 office:value-type="string">
            <text:p>

It was somewhere around here...</text:p>
          </table:table-cell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 office:value-type="string">
            <text:p>

Ah! There you are ♪! This lovely new mop will
make the floor sparkle like new! ♪</text:p>
          </table:table-cell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 office:value-type="string">
            <text:p>

...Oh? The closet door... i-it won't open...</text:p>
          </table:table-cell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 office:value-type="string">
            <text:p>

Lately, the fittings have been getting worse
here and there throughout the church...</text:p>
          </table:table-cell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 office:value-type="string">
            <text:p>

I will have to do some maintenance sooner
rather than later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 office:value-type="string">
            <text:p>

For now, let us put a little elbow grease into
it...</text:p>
          </table:table-cell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 office:value-type="string">
            <text:p>

...Ei! *snap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 office:value-type="string">
            <text:p>

...Agh!! Th-The doorknob!!</text:p>
          </table:table-cell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 office:value-type="string">
            <text:p>

E-Excuse meeeeeeeee! Is anybody out
theeeeeeeere!!</text:p>
          </table:table-cell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 office:value-type="string">
            <text:p>

I am trapped in the storeroooooooom!
Please help meeeeeee!!</text:p>
          </table:table-cell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 office:value-type="string">
            <text:p>

Oooh... nobody is coming...</text:p>
          </table:table-cell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 office:value-type="string">
            <text:p>

I am sure that when the other nun is
finished with the hall...</text:p>
          </table:table-cell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 office:value-type="string">
            <text:p>

...She will come and find me, but...</text:p>
          </table:table-cell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 office:value-type="string">
            <text:p>

The hall is so spacious, it will surely be
a long time yet until it is done with...</text:p>
          </table:table-cell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 office:value-type="string">
            <text:p>

It is possible that I will be trapped in here
until evening...</text:p>
          </table:table-cell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 office:value-type="string">
            <text:p>

Ahhh... wh-whatever shall I do... *wriggle*
*wriggle*...</text:p>
          </table:table-cell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 office:value-type="string">
            <text:p>

I-In this situation, I cannot even use the
facilities...</text:p>
          </table:table-cell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 office:value-type="string">
            <text:p>

I-In fact, I have not visited the restroom
even once since I awoke this morning...!</text:p>
          </table:table-cell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 office:value-type="string">
            <text:p>

Ooooh... please... somebody... please find
me...!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 office:value-type="string">
            <text:p>

Aaaaaagh... D-Dear Lord... please grant me
mercy...!!</text:p>
          </table:table-cell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 office:value-type="string">
            <text:p>

I c-cannot... bear any more than this...!!</text:p>
          </table:table-cell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 office:value-type="string">
            <text:p>

I do not think... that I will be able to...
go without the restroom any longer!!</text:p>
          </table:table-cell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 office:value-type="string">
            <text:p>

I know it is a low and vulgar wish!!
B-But... I... I... ////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 office:value-type="string">
            <text:p>

Aaahhh... I want to go to the restroom... ////
Please let me go to the restroom!!</text:p>
          </table:table-cell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 office:value-type="string">
            <text:p>

Please... I beg of you...! Oooooohhh... /////</text:p>
          </table:table-cell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 office:value-type="string">
            <text:p>

N... o... I am... a-at my... limit...</text:p>
          </table:table-cell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 office:value-type="string">
            <text:p>

I have no choice... b-but to use this
bucket... ////</text:p>
          </table:table-cell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 office:value-type="string">
            <text:p>

Nghhhhh! O, Lord in heaven... p-please forgive
meeeee!!</text:p>
          </table:table-cell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 office:value-type="string">
            <text:p>

*fshhhhhhhhhhhhhhhhhhhhhhhhhhhhh*!!!
Ah, ah, ah!! It is so loud... ////</text:p>
          </table:table-cell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 office:value-type="string">
            <text:p>

No... I... how shameful... /////////
But... aaaaah... I am finally... peeing... ////</text:p>
          </table:table-cell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 office:value-type="string">
            <text:p>Bunny</text:p>
          </table:table-cell>
          <table:table-cell table:style-name="ce0"/>
          <table:table-cell table:style-name="ce0" office:value-type="string">
            <text:p>

Yaaaaaaaaaaaay!! Cheeeeeeeeeeeeers!!</text:p>
          </table:table-cell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 office:value-type="string">
            <text:p>

Let's cut loose, and drink like there's no
tomorrow!! As long as it's not on me, though!!</text:p>
          </table:table-cell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 office:value-type="string">
            <text:p>

Hey, hey, can you get me one of these??</text:p>
          </table:table-cell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 office:value-type="string">
            <text:p>

Huh? It's too alcoholic for me? Whaaaaaaaaa?
It's practically water!!</text:p>
          </table:table-cell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 office:value-type="string">
            <text:p>

Ah, you don't believe me〜? Okay, it's
decided〜!</text:p>
          </table:table-cell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 office:value-type="string">
            <text:p>

I'm a pretty strong drinker if I say so myself!
I can drink like a fish!!</text:p>
          </table:table-cell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 office:value-type="string">
            <text:p>

Lemme prove it—☆
You'd better not blink ♪</text:p>
          </table:table-cell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 office:value-type="string">
            <text:p>

Uhiii〜! See? See? I'm already four drinks in
and I've never felt better〜♪♪</text:p>
          </table:table-cell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 office:value-type="string">
            <text:p>

I've still got room to spare, and I don't even
need the toilet ☆! Yup! Be amazed〜!!</text:p>
          </table:table-cell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 office:value-type="string">
            <text:p>

Ah! Excuse meee! Another one, please〜!
*hic*!!</text:p>
          </table:table-cell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 office:value-type="string">
            <text:p>

Wawawa——! If it isn't more customers〜!!
Sit down, sit down〜!</text:p>
          </table:table-cell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 office:value-type="string">
            <text:p>

Let's live it uuuuuuuuup—!! Uheheh—!!</text:p>
          </table:table-cell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 office:value-type="string">
            <text:p>

*brrrr*! *cleeeeeeeeeench*!!</text:p>
          </table:table-cell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 office:value-type="string">
            <text:p>

Hafuuu... 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 office:value-type="string">
            <text:p>

...Eh? N-Nothing—!! Oh! Here comes my fifth—!!
Merci—!!</text:p>
          </table:table-cell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 office:value-type="string">
            <text:p>

All right, everybunny! Feast your eyes on the
bunny goddess of drinking〜〜!! Guiiiiiiiii!!</text:p>
          </table:table-cell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 office:value-type="string">
            <text:p>

(Pee, pee, pee, peeee!!)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 office:value-type="string">
            <text:p>

(I wanna peeeeeeeeeeeeee!!!!)</text:p>
          </table:table-cell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 office:value-type="string">
            <text:p>

(Ah, ah, aaaaaaahh!! No... I can't hold
it!! I'm gonna buuuurst!!)</text:p>
          </table:table-cell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 office:value-type="string">
            <text:p>

I-I-I-I'm, I'm, I'm, I'm sorry!!! I can't take
it, let me go peeeeeeeeee!!!!</text:p>
          </table:table-cell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 office:value-type="string">
            <text:p>

I'm gonna leak!! I held it way too loooong!!
I'm gonna leeeeeeeeeeeeeak!!!!</text:p>
          </table:table-cell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 office:value-type="string">
            <text:p>

Wait!! Someone's in theeere?!</text:p>
          </table:table-cell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 office:value-type="string">
            <text:p>

Aaaaaaaaaahn, h-hurry uuup!! I'm at my
limiiiiiiiiit!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 office:value-type="string">
            <text:p>

*knock* *knock* *knock* *knock*!!!</text:p>
          </table:table-cell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 office:value-type="string">
            <text:p>

Pleeeeeease!! It's gonna come ooout!! H-Hey!
I just need a second, l-let me iiiin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 office:value-type="string">
            <text:p>

*knock* *knock* *knock*... *knock* *knock*!</text:p>
          </table:table-cell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 office:value-type="string">
            <text:p>

I'm seriously at my limiiiit... ///// I-I-I...
I'm going to... pee myseeeeeeeelf...!!!</text:p>
          </table:table-cell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 office:value-type="string">
            <text:p>

Nooo... I-Ican't... hold iiiiiiiiit!!
Haaaaaaaaaaaaaaaaaaaahhhhhn!!!!</text:p>
          </table:table-cell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 office:value-type="string">
            <text:p>

Uweeeeeeeeeeeeeeeehhhhhn!!! I-I'm peeing
myseeeeeeeeeeeeelf! ////////////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 office:value-type="string">
            <text:p>

But I held it forever and eveeeeer...!!
Fuweeeeeeeeeeeehhhhn! 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 office:value-type="string">
            <text:p>Merchant</text:p>
          </table:table-cell>
          <table:table-cell table:style-name="ce0"/>
          <table:table-cell table:style-name="ce0" office:value-type="string">
            <text:p>

Ho-ho. It's the the brand-new beverage
introduced by the Merchant Guild—.</text:p>
          </table:table-cell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 office:value-type="string">
            <text:p>

“Fight Drink”, huh—? I think I'll sneak in a sip
and see what it tastes like—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 office:value-type="string">
            <text:p>

*glug*...</text:p>
          </table:table-cell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 office:value-type="string">
            <text:p>

Woahhhhhh——! Th-This is...</text:p>
          </table:table-cell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 office:value-type="string">
            <text:p>

Tasty... I think...? It's got a strange sort of
flavor—.</text:p>
          </table:table-cell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 office:value-type="string">
            <text:p>

But, it kinda makes me want to taste a little
more...</text:p>
          </table:table-cell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 office:value-type="string">
            <text:p>

*gulp*... *gulp*... *gulp*... *gulp*...
Puhah!</text:p>
          </table:table-cell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 office:value-type="string">
            <text:p>

Mmmmm...! I could get used to this—! The
more I drink... the more addicted I get—!</text:p>
          </table:table-cell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 office:value-type="string">
            <text:p>

Another bottle! *gulp*... *gulp*... *gulp*...
*gulp*... *gulp*... *gulp*...!</text:p>
          </table:table-cell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 office:value-type="string">
            <text:p>

...Pufuu! That's the Merchant Guild R &amp; D
deparment for you... this'll sell like hotcakes!</text:p>
          </table:table-cell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 office:value-type="string">
            <text:p>

...Ah, a customer—? Please, please, browse
as much as you like—!</text:p>
          </table:table-cell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Thank you for your patronage—!</text:p>
          </table:table-cell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 office:value-type="string">
            <text:p>

Next, please—!</text:p>
          </table:table-cell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 office:value-type="string">
            <text:p>

(There sure are a lot of customers today—.)</text:p>
          </table:table-cell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 office:value-type="string">
            <text:p>

(Oh, that's right, there was talk of some kind of
mysterious creature at Lake Oshir.)</text:p>
          </table:table-cell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 office:value-type="string">
            <text:p>

(Because of that, there are ten times as many
tourists as usual...)</text:p>
          </table:table-cell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 office:value-type="string">
            <text:p>

(Uwaaaah! I've never seen such a long line of
customers! Now this is good business—!)</text:p>
          </table:table-cell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 office:value-type="string">
            <text:p>

(I've been needing the bathroom for a while,
but that'll have to wait for now...)</text:p>
          </table:table-cell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Ah, will you be buying that—? Thank you—!</text:p>
          </table:table-cell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 office:value-type="string">
            <text:p>

A-And here is your change! Please come
again—...!</text:p>
          </table:table-cell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 office:value-type="string">
            <text:p>

Hau... n-next... please—...</text:p>
          </table:table-cell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 office:value-type="string">
            <text:p>

(N-Not good... my bladder... it's inflating so
fast, it's like... hyperinflation!!)</text:p>
          </table:table-cell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 office:value-type="string">
            <text:p>

(That new Fight Drink...)</text:p>
          </table:table-cell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 office:value-type="string">
            <text:p>

(Looking closely, it has a label warning you
that it's a crazy strong diuretic—!)</text:p>
          </table:table-cell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 office:value-type="string">
            <text:p>

(Aahhhh... if I knew that, I wouldn't have had
two whole bottles to drink...!)</text:p>
          </table:table-cell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 office:value-type="string">
            <text:p>

(I wonder if I can hold it... until the line
of customers is gone...?)</text:p>
          </table:table-cell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 office:value-type="string">
            <text:p>

(No... even when it's gone, there are no
toilets nearby...)</text:p>
          </table:table-cell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 office:value-type="string">
            <text:p>

(And the castle town is quite a long way
awaaay!!)</text:p>
          </table:table-cell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 office:value-type="string">
            <text:p>

(Auuu, I just felt a really powerful...
wave...!!! Nghhhhhhhhhh!!)</text:p>
          </table:table-cell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 office:value-type="string">
            <text:p>

No... I-I can't... hold, it...!!
Hauuuuuuuuu!!!!</text:p>
          </table:table-cell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 office:value-type="string">
            <text:p>

Awawawawawah!! N-No!! D-Dear customers...
it's not what it looks like—!!</text:p>
          </table:table-cell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 office:value-type="string">
            <text:p>

Um...! This is, umm, well... closing time!
I'm cloooooooooooooooooosed——！ //////</text:p>
          </table:table-cell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 office:value-type="string">
            <text:p>Beguiled</text:p>
          </table:table-cell>
          <table:table-cell table:style-name="ce0"/>
          <table:table-cell table:style-name="ce0" office:value-type="string">
            <text:p>

The “dangerous tribe”, feared by all throughout
the village...</text:p>
          </table:table-cell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 office:value-type="string">
            <text:p>

If the writings left behind by our ancestors are
right, then they are called the “Jelly”.</text:p>
          </table:table-cell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 office:value-type="string">
            <text:p>

They're said to exist just through this
forest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 office:value-type="string">
            <text:p>

Wh-What should I do...? I came out here to
satisfy my curiosity, but I'm getting cold feet...</text:p>
          </table:table-cell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 office:value-type="string">
            <text:p>

...Ah! Just beyond the trees... I-I see something
like a house...!</text:p>
          </table:table-cell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 office:value-type="string">
            <text:p>

It couldn't be... th-the dangerous tribe...?!</text:p>
          </table:table-cell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 office:value-type="string">
            <text:p>

Kyaaaaaaaaaaaaaaaaaah—————!!
Jelly-chuwaaaaaaaaaaaaaaaaaaaan—————!!</text:p>
          </table:table-cell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 office:value-type="string">
            <text:p>

Aaaaaaaaaaaaahn, cuuuuuuute!! So cuuuuuute!!
Kyuuuuuuuuuuuuuuuuuuuuuuuuuuuute!!!!!</text:p>
          </table:table-cell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 office:value-type="string">
            <text:p>

From the name, I was expecting some kind of
beast, so what is thiiiiiiiiiiiis!!!</text:p>
          </table:table-cell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 office:value-type="string">
            <text:p>

They're so bouncy-bouncy and boingy-boingy,
and so adorable————————————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 office:value-type="string">
            <text:p>

Haah... haah... n-not good... if I get sucked
into their devilish cuteness...</text:p>
          </table:table-cell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 office:value-type="string">
            <text:p>

Even my bodily needs won't be able to set me
free, they're so cuuuuuuuute!!!!</text:p>
          </table:table-cell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 office:value-type="string">
            <text:p>

I-I have to go use the bathroom... at some
point soon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 office:value-type="string">
            <text:p>

Jelly-chan “ho—??”</text:p>
          </table:table-cell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 office:value-type="string">
            <text:p>

Awwwwwwwwwwwwwww!!
I can't I can't I caaaaan't!!</text:p>
          </table:table-cell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 office:value-type="string">
            <text:p>

I can't leave these little guys even for a
secooooooooooooooooond!!!!</text:p>
          </table:table-cell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 office:value-type="string">
            <text:p>

Jelly-chuwaaaaaaaaaaaaaaaaaaaaaaan!!!</text:p>
          </table:table-cell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 office:value-type="string">
            <text:p>

Ah-ah-ah, I-I-I knew it... I really can't
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 office:value-type="string">
            <text:p>

Pee!! Pee!! Peeeeeee!!</text:p>
          </table:table-cell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 office:value-type="string">
            <text:p>

Sorry, Jelly-chan!! I-I'm about to pee
myseeeeeeeeeeeelf!!!!</text:p>
          </table:table-cell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 office:value-type="string">
            <text:p>

I'll just rush to the toilet and back!!
Wait for me!!! Hauuuuuuuu!!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 office:value-type="string">
            <text:p>

Bathroom... bathroom... b-bathroom!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 office:value-type="string">
            <text:p>

...H-Huh?</text:p>
          </table:table-cell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 office:value-type="string">
            <text:p>

This village...</text:p>
          </table:table-cell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 office:value-type="string">
            <text:p>

Doesn't have a single... toileeeeeet?!?!</text:p>
          </table:table-cell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 office:value-type="string">
            <text:p>

You're kidding, right?! Why?! Don't tell me
the Jelly-chan don't use the bathroom?!</text:p>
          </table:table-cell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 office:value-type="string">
            <text:p>

N-No way... I can't... take it...</text:p>
          </table:table-cell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 office:value-type="string">
            <text:p>

Hah!! I-I'll buy a portable toilet from the
store!!</text:p>
          </table:table-cell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 office:value-type="string">
            <text:p>

Excuse me!! O-One, please!! Keep the change!!!
H-Hurryyy!!</text:p>
          </table:table-cell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 office:value-type="string">
            <text:p>

Khuuuuu!! Behind the house, and...
open it up...!!!</text:p>
          </table:table-cell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 office:value-type="string">
            <text:p>

Please, let me make iiiiiiiiit!!!</text:p>
          </table:table-cell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 office:value-type="string">
            <text:p>

S... Saaaaaaaaaafe...!! I spilled a little, but
I totally made it———!!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 office:value-type="string">
            <text:p>

I was so lost in the Jelly-chan's charm that
I didn't realize... I was full to the brim.... ////</text:p>
          </table:table-cell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 office:value-type="string">
            <text:p>Lost</text:p>
          </table:table-cell>
          <table:table-cell table:style-name="ce0"/>
          <table:table-cell table:style-name="ce0" office:value-type="string">
            <text:p>

Oooooooooooooh〜〜! I only came to gather
firewood, but I'm completely looooooost〜!</text:p>
          </table:table-cell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 office:value-type="string">
            <text:p>

Why do I always have such a terrible sense of
direction... haah.</text:p>
          </table:table-cell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 office:value-type="string">
            <text:p>

Where's the road back to the
villaaaaaaaaaage〜〜?</text:p>
          </table:table-cell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 office:value-type="string">
            <text:p>

A-At this point, I just have to try walking in
one direction... haah.</text:p>
          </table:table-cell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 office:value-type="string">
            <text:p>

...Oh? Oh? Ohhhhh? I can see the exit to the
marsh over there!! Which means the road!!</text:p>
          </table:table-cell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 office:value-type="string">
            <text:p>

Thang goodneeeeeeeeezz〜! I'b
zaaaaaaaaaaaaabed!</text:p>
          </table:table-cell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 office:value-type="string">
            <text:p>

Uh, but... I can't get to the other side without
crossing the swamp... haah.</text:p>
          </table:table-cell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 office:value-type="string">
            <text:p>

If I go around, I'll get lost again...</text:p>
          </table:table-cell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 office:value-type="string">
            <text:p>

My legs are already a little muddy, so I'll
just try wading through the middle... haah.</text:p>
          </table:table-cell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 office:value-type="string">
            <text:p>

Gyaaaaaaaaaaaaaah〜〜!! The swamp is way
deeper than I thoooooooought〜〜〜!!!</text:p>
          </table:table-cell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 office:value-type="string">
            <text:p>

O-Oh no... my legs are sinking... I-I-I can't
move...?!?!</text:p>
          </table:table-cell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 office:value-type="string">
            <text:p>

No way... I can't believe I'm stuck fast
in a place like this... haah.</text:p>
          </table:table-cell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 office:value-type="string">
            <text:p>

What in the world am I supposed to do? Just
wait for someone to pass through here??</text:p>
          </table:table-cell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 office:value-type="string">
            <text:p>

Well, it's close to the road, so I'm sure
someone will pass by soon...</text:p>
          </table:table-cell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 office:value-type="string">
            <text:p>

Getting lost, only to get stuck in a swamp
right after is super uncool...</text:p>
          </table:table-cell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 office:value-type="string">
            <text:p>

And I've needed to go to the bathroom for
a while, now... haah.</text:p>
          </table:table-cell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 office:value-type="string">
            <text:p>

S-S-S-S-Someooooooooooooooooone〜〜〜!!
Is anyone theeeeeeeeeeeeeeeeeere〜〜〜?!</text:p>
          </table:table-cell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 office:value-type="string">
            <text:p>

Oooooooh〜〜!! I've waited here all this time,
and nobody... nobody's comiiiiiiiiiiing!!</text:p>
          </table:table-cell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 office:value-type="string">
            <text:p>

M-M-My bladder!! My poor bladder is gonna
pop like a balloooooooooon〜〜〜!!!</text:p>
          </table:table-cell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 office:value-type="string">
            <text:p>

At this rate, I'm gonna wet myseeeeeeelf〜〜!!
I'm gonna pee on myseeeeeeeeeeeelf〜〜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 office:value-type="string">
            <text:p>

Haah... haah... wh-wh-what should I do??
What should I do?!?!</text:p>
          </table:table-cell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 office:value-type="string">
            <text:p>

I can't hold it anymooooooooooore〜〜!!</text:p>
          </table:table-cell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 office:value-type="string">
            <text:p>

...Khhhh... i-if this is what it's come to...!!
I'll have to pull my panties down...</text:p>
          </table:table-cell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 office:value-type="string">
            <text:p>

And poke my butt out backwards... and
s-somehow try and pee... won't I??</text:p>
          </table:table-cell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 office:value-type="string">
            <text:p>

Ngyuuuuuu! I-I don't have any time left to
waste...</text:p>
          </table:table-cell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 office:value-type="string">
            <text:p>

Please, no one come... /////</text:p>
          </table:table-cell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 office:value-type="string">
            <text:p>

Hyuoooooh〜〜〜 ///// Peeing after holding
it for so long feels so goooooooooooood... ///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 office:value-type="string">
            <text:p>

...Eh? Eh? Ehhhhhhhh?! S-S-S-Someone's
comiiiiiiiiiiiiing〜〜〜?!?!?!</text:p>
          </table:table-cell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 office:value-type="string">
            <text:p>

Noooooooooooooooooooo〜〜〜〜! //////
Don't loooooooooooooooook〜〜〜! /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 office:value-type="string">
            <text:p>Scholar</text:p>
          </table:table-cell>
          <table:table-cell table:style-name="ce0"/>
          <table:table-cell table:style-name="ce0" office:value-type="string">
            <text:p>

Ah, yes, yes, I see.</text:p>
          </table:table-cell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 office:value-type="string">
            <text:p>

Stepping on this switch appears to open and
close the door. Intriguing.</text:p>
          </table:table-cell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 office:value-type="string">
            <text:p>

Mm? I wonder what the switch in this small
room does... Hi-yah! *step*</text:p>
          </table:table-cell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 office:value-type="string">
            <text:p>

*thud*!</text:p>
          </table:table-cell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 office:value-type="string">
            <text:p>

Ah-hah, it was a switch for the entrance.</text:p>
          </table:table-cell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 office:value-type="string">
            <text:p>

Therefore, the door can be controlled from the
inside and outside.</text:p>
          </table:table-cell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 office:value-type="string">
            <text:p>

Now then, let's take a look around the inside
of the room.</text:p>
          </table:table-cell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 office:value-type="string">
            <text:p>

...Nn, I'm starting to need use of the lavatory.
In fact, I haven't gone once since this morning.</text:p>
          </table:table-cell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 office:value-type="string">
            <text:p>

Let us temporarily suspend this investigation
for a short recess. *step*</text:p>
          </table:table-cell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 office:value-type="string">
            <text:p>

...Nn? How odd, the door isn't responding...</text:p>
          </table:table-cell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 office:value-type="string">
            <text:p>

Ohh, what do we have here... the switch is
stuck down!</text:p>
          </table:table-cell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 office:value-type="string">
            <text:p>

In that case, of course the switch wouldn't
operate no matter how much I step on it...</text:p>
          </table:table-cell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 office:value-type="string">
            <text:p>

Quite the conundrum. Is the switch broken on
the inside...?</text:p>
          </table:table-cell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 office:value-type="string">
            <text:p>

...No, that's... there's a fine sand clogging up
the edges of the switch...!</text:p>
          </table:table-cell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 office:value-type="string">
            <text:p>

The switch will be stuck until the sand is
removed. Oh dear, oh dear...</text:p>
          </table:table-cell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 office:value-type="string">
            <text:p>

Mgh... this won't do... I need to u-urinate...
whatever should I do...</text:p>
          </table:table-cell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 office:value-type="string">
            <text:p>

I-It's no use...! I've tried everything I can
think of, but the sand won't come out...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 office:value-type="string">
            <text:p>

Curses... th-this urge to urinate is unbearable...
I'm almost at the end of my rope...</text:p>
          </table:table-cell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 office:value-type="string">
            <text:p>

H-However... these are the Rūjī Ruins, a
storehouse of great historical value...</text:p>
          </table:table-cell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 office:value-type="string">
            <text:p>

To have an accident here would be...
u-unacceptable... khh...</text:p>
          </table:table-cell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 office:value-type="string">
            <text:p>

Worrying indeed... this is truly... quite the
quandary...</text:p>
          </table:table-cell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 office:value-type="string">
            <text:p>

At this rate, it's only a matter of time before
I urinate on myself...! 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 office:value-type="string">
            <text:p>

Anyway, I have to do whatever it takes to hold
it while I th-think of a way out...!</text:p>
          </table:table-cell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 office:value-type="string">
            <text:p>

Th-That's it! If someone were to active the
switch on the outside...!</text:p>
          </table:table-cell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 office:value-type="string">
            <text:p>

Heeeeeeeeeeeeeey, someone!! Is anyone
theeeeeeeeeeeeeeeeeeere?!!</text:p>
          </table:table-cell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 office:value-type="string">
            <text:p>

Heeeeeeeeeeeeeeeeeeey!!!!
Anyooooooooooooooooooooooooooooooone!!!!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 office:value-type="string">
            <text:p>

...N-No good... only a researcher like me would
ever be hanging around these ruins...</text:p>
          </table:table-cell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 office:value-type="string">
            <text:p>

Ooh... i-it's no use... I r-really can't... endure
it any longer... aah, ooh... khhhh...</text:p>
          </table:table-cell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 office:value-type="string">
            <text:p>

I-I'm going to leak... I'm going to leeeak... no...
it's no, good... ///////</text:p>
          </table:table-cell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 office:value-type="string">
            <text:p>

Khuuuuuuu... to think that I, of all people...
would u-urinate... in sacred ruins... oooh... ////</text:p>
          </table:table-cell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 office:value-type="string">
            <text:p>

*boooom*!!</text:p>
          </table:table-cell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 office:value-type="string">
            <text:p>

...Ngh?! Th-The switch has released?!</text:p>
          </table:table-cell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 office:value-type="string">
            <text:p>

Hah! It wasn't sand, but ceremonial salt that
was stuck inside!</text:p>
          </table:table-cell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 office:value-type="string">
            <text:p>

And it was melted by my urine...
Hmhmhm... interesting... hmhmhm... /////</text:p>
          </table:table-cell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 office:value-type="string">
            <text:p>Sightseer</text:p>
          </table:table-cell>
          <table:table-cell table:style-name="ce0"/>
          <table:table-cell table:style-name="ce0" office:value-type="string">
            <text:p>

Hey, hey, let's do that “Pee-holding Challenge”
we were talking about earlier!</text:p>
          </table:table-cell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 office:value-type="string">
            <text:p>

We both gotta drink the same amount of water
before we start our Westlands tour today.</text:p>
          </table:table-cell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 office:value-type="string">
            <text:p>

Then, it's a contest to see who can go the
longest without a toilet break! Well? Well?</text:p>
          </table:table-cell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 office:value-type="string">
            <text:p>

Yaaaay, now we're talkin'! 'Kay, does this much
water look good to you?</text:p>
          </table:table-cell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 office:value-type="string">
            <text:p>

Huh, this is a lot? Go big or go home, I say!
Aaall right, ready, set, GO!!</text:p>
          </table:table-cell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 office:value-type="string">
            <text:p>

Nn... we've made it to Ento village. I'm pretty
sure there're toilets around here.</text:p>
          </table:table-cell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 office:value-type="string">
            <text:p>

I-I'm still good, though. Totally... fine...
Totally... *fidget*</text:p>
          </table:table-cell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 office:value-type="string">
            <text:p>

You're lookin' pretty well yourself...</text:p>
          </table:table-cell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 office:value-type="string">
            <text:p>

Although, it's super obvious how you're grabbin'
yourself under that bag, ya know? Uheheh...</text:p>
          </table:table-cell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 office:value-type="string">
            <text:p>

Hey, ya really gonna skip this one? Ya might
run outta time if you don't hurry? *wiggle*...</text:p>
          </table:table-cell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 office:value-type="string">
            <text:p>

Heeey, just imagine... openin' the bathroom
dooor... droppin' your pantiiies...</text:p>
          </table:table-cell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 office:value-type="string">
            <text:p>

Lettin aaall of the pee rush outta your
swollen bladder... and into the toilet〜...</text:p>
          </table:table-cell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 office:value-type="string">
            <text:p>

Fssssshhhhhhhhh———— ♪ Haaaaaaaahhh〜〜
So goooooooood〜〜〜 ♪</text:p>
          </table:table-cell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 office:value-type="string">
            <text:p>

Oh! Can't hold it anymore, huh? You're goin' to
the bathroom? Yaaaaaaay, score one for meee!</text:p>
          </table:table-cell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 office:value-type="string">
            <text:p>

Uheheh, she sure ran off in a hurry. Musta been
at the end of her rope...</text:p>
          </table:table-cell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 office:value-type="string">
            <text:p>

To be honest, it's pretty bad for me, too, but I'd
look pretty lame rushin' to the bathroom now...</text:p>
          </table:table-cell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 office:value-type="string">
            <text:p>

I'd better hold it 'til the next toilet stop...</text:p>
          </table:table-cell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 office:value-type="string">
            <text:p>

Uh... ah... h-hey... h-how long 'til the next
r-rest stop, again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 office:value-type="string">
            <text:p>

Yeah... uhh... I-I... can't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 office:value-type="string">
            <text:p>

Not good... what do I... I-I'm gonna pee myself...
...I can't... hold it anymooore...!!</text:p>
          </table:table-cell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 office:value-type="string">
            <text:p>

F-Fifteen more minutes...?! N-No way... there's
no way I can wait that looong...!!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 office:value-type="string">
            <text:p>

Ooooooh... I should'a used the bathroom when
I had the chance... I'm such an... idioooot... /////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 office:value-type="string">
            <text:p>

It's gonna come out... oh, man... it's gonna, it's
gonna... n-no... this is bad... I can't...!!</text:p>
          </table:table-cell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 office:value-type="string">
            <text:p>

Sorry, I-I... can't... hold... i... t...</text:p>
          </table:table-cell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 office:value-type="string">
            <text:p>

Fuweeeeeeeeehn... *sob*... /////// No way....
It's all... it's all coming ooout...</text:p>
          </table:table-cell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 office:value-type="string">
            <text:p>

Uwaaaaaaaaaaahhnn! Stop, alreadyyy!! This is
so embarrassiiiiiiiiiiiiiing! ///////////</text:p>
          </table:table-cell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 office:value-type="string">
            <text:p>Envy</text:p>
          </table:table-cell>
          <table:table-cell table:style-name="ce0"/>
          <table:table-cell table:style-name="ce0" office:value-type="string">
            <text:p>

E〜N〜V〜Y〜...</text:p>
          </table:table-cell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 office:value-type="string">
            <text:p>

...is going to curse...
eeeeeeeeeeeeeeveryone〜...</text:p>
          </table:table-cell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 office:value-type="string">
            <text:p>

...Phew.</text:p>
          </table:table-cell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 office:value-type="string">
            <text:p>

Although, I don't actually have any cursing
power...</text:p>
          </table:table-cell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 office:value-type="string">
            <text:p>

It would help so much if I could really curse my
opponents...</text:p>
          </table:table-cell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 office:value-type="string">
            <text:p>

Speaking of which, I'm pretty sure that
whenever Ritualist-san is casting a hex...</text:p>
          </table:table-cell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 office:value-type="string">
            <text:p>

They're always muttering some kind of
incantation...</text:p>
          </table:table-cell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 office:value-type="string">
            <text:p>

It was something like... *mumble* *mumble*
*mumble*...</text:p>
          </table:table-cell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 office:value-type="string">
            <text:p>

...Wasn't it? Hmmmm...</text:p>
          </table:table-cell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 office:value-type="string">
            <text:p>

Well, it'd be too good to be true if I could cast
curses just by chanting the words... haaah.</text:p>
          </table:table-cell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 office:value-type="string">
            <text:p>

Just gotta go to the bathroom—</text:p>
          </table:table-cell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 office:value-type="string">
            <text:p>

O-Oh? My Alter Spirit is stuck between my
legs...</text:p>
          </table:table-cell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 office:value-type="string">
            <text:p>

It...it won't come off...! Wh-Why...?</text:p>
          </table:table-cell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 office:value-type="string">
            <text:p>

It's almost as if some kind of power is holding
it tightly to my crotch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 office:value-type="string">
            <text:p>

...Ack! Don't tell me this is the effect of my
incantation earlier...?!</text:p>
          </table:table-cell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 office:value-type="string">
            <text:p>

I-It's true that being unable to remove one's
clothes is a typical symptom of curses, but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 office:value-type="string">
            <text:p>

Ooh... I can't believe Spirit-san is stuck
between my legs like this... wh-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 office:value-type="string">
            <text:p>

For now, I should find Ritualist-san so we can
brainstorm a way to undo the curse..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 office:value-type="string">
            <text:p>

Haah... haah... R-Ritualist-saaaan...!!
Where... where are youuuuuuuuuu...?!!</text:p>
          </table:table-cell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 office:value-type="string">
            <text:p>

Wh-Why now, of all times... can't I find
Ritualist-san...!</text:p>
          </table:table-cell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 office:value-type="string">
            <text:p>

Ah-aaah... I've been holding my pee forever...
at this rate, I... oooooohh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 office:value-type="string">
            <text:p>

Anyway, before I lose control, I have to look for
Ritualist-san like my life depends on it...!!</text:p>
          </table:table-cell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 office:value-type="string">
            <text:p>

*glance* *glance*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 office:value-type="string">
            <text:p>

N-No... I can't... find them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 office:value-type="string">
            <text:p>

I'm really... going to... w-wet, myself... unh...!!</text:p>
          </table:table-cell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

Aaaagh! I can't take it anymooore!! Please,
Spirit-san! Leave my crotch aloooone!!</text:p>
          </table:table-cell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 office:value-type="string">
            <text:p>

My pee is going to come out!! I really can't...
not for another... second... aaahh... uh...</text:p>
          </table:table-cell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 office:value-type="string">
            <text:p>

Any longer, and... I won't... I caaan't...!!
No... I'm... going... t, too...!!</text:p>
          </table:table-cell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 office:value-type="string">
            <text:p>

Ahiiiiiiiiiiiiihhhh! My pee is spurting out of
the gaps... nooooooooooooo!!!</text:p>
          </table:table-cell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 office:value-type="string">
            <text:p>

Ah!!! R-Ritualist-san?!?! P-Please... please
help meeeeeeeee! /////////</text:p>
          </table:table-cell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egui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erchant-chan P-Memory?</text:p>
          </table:table-cell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unny-chan P-Memory?</text:p>
          </table:table-cell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Nun-chan P-Memory?</text:p>
          </table:table-cell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4+02:00</meta:creation-date>
    <dc:date>2020-05-30T12:52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